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2">
      <style:paragraph-properties fo:text-align="justify" style:justify-single-word="false"/>
    </style:style>
    <style:style style:name="P9" style:family="paragraph" style:parent-style-name="Standard" style:list-style-name="WW8Num2">
      <style:paragraph-properties fo:text-align="justify" style:justify-single-word="false"/>
      <style:text-properties officeooo:paragraph-rsid="001e685a"/>
    </style:style>
    <style:style style:name="P10" style:family="paragraph" style:parent-style-name="Standard" style:list-style-name="WW8Num2">
      <style:paragraph-properties fo:text-align="justify" style:justify-single-word="false"/>
      <style:text-properties officeooo:paragraph-rsid="001fd9d4"/>
    </style:style>
    <style:style style:name="P11" style:family="paragraph" style:parent-style-name="Standard" style:list-style-name="WW8Num2">
      <style:paragraph-properties fo:text-align="justify" style:justify-single-word="false"/>
      <style:text-properties officeooo:paragraph-rsid="00205419"/>
    </style:style>
    <style:style style:name="P12" style:family="paragraph" style:parent-style-name="Standard" style:list-style-name="WW8Num2">
      <style:paragraph-properties fo:text-align="justify" style:justify-single-word="false"/>
      <style:text-properties officeooo:paragraph-rsid="0021b284"/>
    </style:style>
    <style:style style:name="P13" style:family="paragraph" style:parent-style-name="Standard">
      <style:paragraph-properties fo:text-align="justify" style:justify-single-word="false"/>
      <style:text-properties officeooo:paragraph-rsid="001e685a"/>
    </style:style>
    <style:style style:name="P14" style:family="paragraph" style:parent-style-name="Standard">
      <style:paragraph-properties fo:text-align="justify" style:justify-single-word="false"/>
      <style:text-properties officeooo:paragraph-rsid="001fd9d4"/>
    </style:style>
    <style:style style:name="P15" style:family="paragraph" style:parent-style-name="Standard">
      <style:paragraph-properties fo:text-align="justify" style:justify-single-word="false"/>
      <style:text-properties officeooo:paragraph-rsid="00205419"/>
    </style:style>
    <style:style style:name="P16" style:family="paragraph" style:parent-style-name="Standard">
      <style:paragraph-properties fo:text-align="justify" style:justify-single-word="false"/>
      <style:text-properties officeooo:paragraph-rsid="0021b284"/>
    </style:style>
    <style:style style:name="P17" style:family="paragraph" style:parent-style-name="Standard">
      <style:paragraph-properties fo:text-align="justify" style:justify-single-word="false"/>
      <style:text-properties officeooo:rsid="001e685a" officeooo:paragraph-rsid="001e685a"/>
    </style:style>
    <style:style style:name="P18" style:family="paragraph" style:parent-style-name="Standard">
      <style:paragraph-properties fo:text-align="justify" style:justify-single-word="false"/>
      <style:text-properties fo:font-weight="bold" officeooo:paragraph-rsid="001e685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1fd9d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20541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1e685a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1fd9d4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205419"/>
    </style:style>
    <style:style style:name="P24" style:family="paragraph" style:parent-style-name="Standard">
      <style:paragraph-properties fo:text-align="justify" style:justify-single-word="false"/>
      <style:text-properties officeooo:rsid="00205419" officeooo:paragraph-rsid="00205419"/>
    </style:style>
    <style:style style:name="P25" style:family="paragraph" style:parent-style-name="Standard">
      <style:paragraph-properties fo:text-align="justify" style:justify-single-word="false"/>
      <style:text-properties officeooo:rsid="00205419" officeooo:paragraph-rsid="0021b284"/>
    </style:style>
    <style:style style:name="P2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205419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05419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officeooo:rsid="001fd9d4" style:font-weight-asian="bold" style:font-weight-complex="bold"/>
    </style:style>
    <style:style style:name="T4" style:family="text">
      <style:text-properties fo:color="#ff0000" fo:font-weight="bold" officeooo:rsid="0021b284" style:font-weight-asian="bold" style:font-weight-complex="bold"/>
    </style:style>
    <style:style style:name="T5" style:family="text">
      <style:text-properties fo:color="#ff0000" officeooo:rsid="001e685a"/>
    </style:style>
    <style:style style:name="T6" style:family="text">
      <style:text-properties officeooo:rsid="001e685a"/>
    </style:style>
    <style:style style:name="T7" style:family="text">
      <style:text-properties officeooo:rsid="001fd9d4"/>
    </style:style>
    <style:style style:name="T8" style:family="text">
      <style:text-properties officeooo:rsid="00205419"/>
    </style:style>
    <style:style style:name="T9" style:family="text">
      <style:text-properties officeooo:rsid="0021b2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ÇÃO DOS CASOS DE USO – CONTROLE DE ESTOQUE</text:p>
      <text:p text:style-name="P1"/>
      <text:p text:style-name="P3">CS01 : <text:s/>Manter Fornecedor</text:p>
      <text:p text:style-name="P2"/>
      <text:p text:style-name="P1">Descrição Geral : O sistema permitirá o cadastro, alteração, exclusão ,pesquisa e consulta de fornecedores.</text:p>
      <text:p text:style-name="P1"/>
      <text:p text:style-name="P1">Atores : Gerente 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ornecedor deverá : ter sido cadastrado, alterado,excluído,pesquisar ou consultado.</text:p>
      <text:p text:style-name="P1"/>
      <text:p text:style-name="P1">Fluxo Básico : </text:p>
      <text:list xml:id="list9029829922004983804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Fornecedor”</text:p>
        </text:list-item>
        <text:list-item>
          <text:p text:style-name="P8">O sistema exibe a tela de “Manter Fornecedor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"/><text:span text:style-name="T1">A1</text:span> – Fluxo alternativo – Cadastrar Fornecedor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"/></text:p>
      <text:p text:style-name="P1"/>
      <text:p text:style-name="P1"><text:span text:style-name="T1">A2</text:span> – Fluxo alternativo – <text:s/>Pesquisar Fornecedor</text:p>
      <text:p text:style-name="P1"><text:tab/>A2.1<text:tab/>O gerente clica no botão pesquisar</text:p>
      <text:p text:style-name="P1"><text:tab/>A2.2<text:tab/>O sistema apresenta todos os fornecedores cadastrados</text:p>
      <text:p text:style-name="P1"/>
      <text:p text:style-name="P1"><text:span text:style-name="T1">A3</text:span> – Fluxo alternativo – Consultar Fornecedor</text:p>
      <text:p text:style-name="P1"><text:tab/>A3.1<text:tab/>O gerente executa o fluxo A2</text:p>
      <text:p text:style-name="P1"><text:tab/>A3.2<text:tab/>O gerente seleciona o fornecedor desejado</text:p>
      <text:p text:style-name="P1"><text:tab/>A3.3<text:tab/>O sistema apresenta uma tela com informações do fornecedor</text:p>
      <text:p text:style-name="P1"/>
      <text:p text:style-name="P1"><text:span text:style-name="T1">A4</text:span> – Fluxo alternativo – Excluir Fornecedor</text:p>
      <text:p text:style-name="P1"><text:tab/>A4.1<text:tab/>O gerente executa o fluxo A2</text:p>
      <text:p text:style-name="P1"><text:tab/>A4.2<text:tab/>O gerente executa o fluxo A3</text:p>
      <text:p text:style-name="P5">A4.3<text:tab/>O gerente clica no botão excluir na tela apresentada</text:p>
      <text:p text:style-name="P5">A4.4<text:tab/>O sistema solicita confirmação da exclusão</text:p>
      <text:p text:style-name="P5">A4.5<text:tab/>O gerente clica no botão confirmar.</text:p>
      <text:p text:style-name="P5"/>
      <text:p text:style-name="P4"><text:soft-page-break/><text:span text:style-name="T1">A5</text:span> – Fluxo alternativo – Alterar Fornecedor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tab/>A5.5<text:tab/>O gerente clica no botão salvar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2 : <text:s/>Manter Transportadora</text:p>
      <text:p text:style-name="P2"/>
      <text:p text:style-name="P1">Descrição Geral : O sistema permitirá o cadastro, alteração, exclusão ,pesquisa e consulta de transportadora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transportadora deverá : ter sido cadastrado, alterado,excluído,pesquisado ou consultado.</text:p>
      <text:p text:style-name="P1"/>
      <text:p text:style-name="P15">Fluxo Básico : </text:p>
      <text:list xml:id="list61245590987264" text:continue-numbering="true" text:style-name="WW8Num2">
        <text:list-item>
          <text:p text:style-name="P11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Transportadora”</text:p>
        </text:list-item>
        <text:list-item>
          <text:p text:style-name="P8">O sistema exibe a tela de “Manter Transportadora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Transportadora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oft-page-break/><text:span text:style-name="T1">A2</text:span> – Fluxo alternativo – <text:s/>Pesquisar Transportadora</text:p>
      <text:p text:style-name="P1"><text:tab/>A1.1<text:tab/>O gerente clica no botão pesquisar</text:p>
      <text:p text:style-name="P1"><text:tab/>A1.2<text:tab/>O sistema apresenta todos as trasportadoras cadastradas</text:p>
      <text:p text:style-name="P1"/>
      <text:p text:style-name="P1"><text:span text:style-name="T1">A3</text:span> – Fluxo alternativo – Consultar Transportadora</text:p>
      <text:p text:style-name="P1"><text:tab/>A1.1<text:tab/>O gerente executa o fluxo A2</text:p>
      <text:p text:style-name="P1"><text:tab/>A1.2<text:tab/>O gerente seleciona a transportadora desejada</text:p>
      <text:p text:style-name="P1"><text:tab/>A1.3<text:tab/>O sistema apresenta uma tela com informações da transportadora</text:p>
      <text:p text:style-name="P1"/>
      <text:p text:style-name="P1"><text:span text:style-name="T1">A4</text:span> – Fluxo alternativo – Excluir Transportadora</text:p>
      <text:p text:style-name="P1"><text:tab/>A1.1<text:tab/>O gerente executa o fluxo A2</text:p>
      <text:p text:style-name="P1"><text:tab/>A1.2<text:tab/>O gerente executa o fluxo A3</text:p>
      <text:p text:style-name="P5">A1.3<text:tab/>O gerente clica no botão excluir na tela apresentada</text:p>
      <text:p text:style-name="P5">A1.4<text:tab/>O sistema solicita confirmação da exclusão</text:p>
      <text:p text:style-name="P5">A1.5<text:tab/>O gerente clica no botão confirmar</text:p>
      <text:p text:style-name="P5"/>
      <text:p text:style-name="P4"><text:span text:style-name="T1">A5</text:span> – Fluxo alternativo – Alterar Transportadora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tab/>A5.5<text:tab/>O gerente clica no botão salvar</text:p>
      <text:p text:style-name="P1"/>
      <text:p text:style-name="P1">Exceções : </text:p>
      <text:p text:style-name="P1"/>
      <text:p text:style-name="P1">E1 – O ator preencheu o CEP erroneamente</text:p>
      <text:p text:style-name="P1"><text:tab/>E1.1 – O sistema apresenta mensagem de erro “CEP inválido”</text:p>
      <text:p text:style-name="P1"><text:tab/>E1.2 – O sistema aponta para o campo CEP aguardando o preenchimento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3 : <text:s/>Manter Funcionário</text:p>
      <text:p text:style-name="P2"/>
      <text:p text:style-name="P1">Descrição Geral : O sistema permitirá o cadastro, alteração, exclusão ,pesquisa e consulta de funcionário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uncionário deverá : ter sido cadastrado, alterado,excluído,pesquisar ou consultado.</text:p>
      <text:p text:style-name="P1"/>
      <text:p text:style-name="P1">Fluxo Básico : </text:p>
      <text:list xml:id="list61244807147537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Funcionário”</text:p>
        </text:list-item>
        <text:list-item>
          <text:p text:style-name="P8"><text:soft-page-break/>O sistema exibe a tela de “Manter Funcionário”</text:p>
        </text:list-item>
        <text:list-item>
          <text:p text:style-name="P8">O administrador seleciona a opção desejada <text:span text:style-name="T2">[A1][A2][A3][A4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Funcionário</text:p>
      <text:p text:style-name="P1"><text:tab/>A1.1<text:tab/>O gerente clica no botão cadastrar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"/>
      <text:p text:style-name="P1"><text:span text:style-name="T1">A2</text:span> – Fluxo alternativo – <text:s/>Pesquisar Funcionário</text:p>
      <text:p text:style-name="P1"><text:tab/>A2.1<text:tab/>O gerente clica no botão pesquisar</text:p>
      <text:p text:style-name="P1"><text:tab/>A2.2<text:tab/>O sistema apresenta todos os funcionário cadastrados</text:p>
      <text:p text:style-name="P1"/>
      <text:p text:style-name="P1"><text:span text:style-name="T1">A3</text:span> – Fluxo alternativo – Consultar Funcionário</text:p>
      <text:p text:style-name="P1"><text:tab/>A3.1<text:tab/>O gerente executa o fluxo A2</text:p>
      <text:p text:style-name="P1"><text:tab/>A3.2<text:tab/>O gerente seleciona o funcionário desejado</text:p>
      <text:p text:style-name="P1"><text:tab/>A3.3<text:tab/>O sistema apresenta uma tela com informações do funcionário</text:p>
      <text:p text:style-name="P1"/>
      <text:p text:style-name="P1"><text:span text:style-name="T1">A4</text:span> – Fluxo alternativo – Excluir Funcionário</text:p>
      <text:p text:style-name="P1"><text:tab/>A4.1<text:tab/>O gerente executa o fluxo A2</text:p>
      <text:p text:style-name="P1"><text:tab/>A4.2<text:tab/>O gerente executa o fluxo A3</text:p>
      <text:p text:style-name="P5">A4.3<text:tab/>O gerente clica no botão excluir na tela apresentada</text:p>
      <text:p text:style-name="P5">A4.4<text:tab/>O sistema solicita confirmação da exclusão</text:p>
      <text:p text:style-name="P5">A4.5<text:tab/>O gerente clica no botão confirmar.</text:p>
      <text:p text:style-name="P5"/>
      <text:p text:style-name="P4"><text:span text:style-name="T1">A5</text:span> – Fluxo alternativo – Alterar Funcionário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tab/>A5.5<text:tab/>O gerente clica no botão salvar</text:p>
      <text:p text:style-name="P1"/>
      <text:p text:style-name="P1">Exceções : </text:p>
      <text:p text:style-name="P1"/>
      <text:p text:style-name="P1">E1 – O ator não inseriu o CPF</text:p>
      <text:p text:style-name="P1"><text:tab/>E1.1 – O sistema apresenta uma mensagem de alerta “Preencher CPF!!!”</text:p>
      <text:p text:style-name="P1"><text:tab/>E1.2 – O sistema aponta para o campo CPF aguardando o preenchimento</text:p>
      <text:p text:style-name="P1"/>
      <text:p text:style-name="P1">E2 – O ator preencheu o RG erroneamente</text:p>
      <text:p text:style-name="P1"><text:tab/>E2.1 – O sistema apresenta mensagem de erro “RG inválido”</text:p>
      <text:p text:style-name="P1"><text:tab/>E2.2 – O sistema aponta para o campo RG aguardando o preenchimento</text:p>
      <text:p text:style-name="P1"/>
      <text:p text:style-name="P1"/>
      <text:p text:style-name="P1"><text:soft-page-break/></text:p>
      <text:p text:style-name="P3">CS04 : Emitir Relatório</text:p>
      <text:p text:style-name="P2"/>
      <text:p text:style-name="P1">Descrição Geral : O sistema permitirá o emitir relatórios de entrada/<text:span text:style-name="T9">saída</text:span></text:p>
      <text:p text:style-name="P1"/>
      <text:p text:style-name="P1">Atores : Gerente</text:p>
      <text:p text:style-name="P1"/>
      <text:p text:style-name="P1">Pré-Condições : O ator deverá possuir login e senha de acesso autenticados pelo sistema, deverá existir compras/vendas registradas.</text:p>
      <text:p text:style-name="P1"/>
      <text:p text:style-name="P1">Pós-Condições : Após a execução desse caso de uso um relatório deverá : ter sido emitido.</text:p>
      <text:p text:style-name="P1"/>
      <text:p text:style-name="P1">Fluxo Básico : </text:p>
      <text:list xml:id="list61244165252900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Emitir Relatório”</text:p>
        </text:list-item>
        <text:list-item>
          <text:p text:style-name="P8">O sistema exibe a tela de “Emitir Relatório”</text:p>
        </text:list-item>
        <text:list-item>
          <text:p text:style-name="P8">O administrador seleciona a opção desejada <text:span text:style-name="T2">[A1][A2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Emitir Relatório de Entrada</text:p>
      <text:p text:style-name="P1"><text:tab/>A1.1<text:tab/>O gerente clica no botão emitir relatório</text:p>
      <text:p text:style-name="P1"><text:tab/>A1.2<text:tab/>O sistema apresenta uma tela de emissão de relatório</text:p>
      <text:p text:style-name="P1"><text:tab/>A1.3 <text:tab/>O gerente clica no botão relatório de entrada</text:p>
      <text:p text:style-name="P1"><text:tab/>A1.4<text:tab/>O sistema apresenta tela das compras registradas</text:p>
      <text:p text:style-name="P1"><text:tab/>A1.5 <text:tab/>O gerente seleciona as compras desejadas e confirma</text:p>
      <text:p text:style-name="P1"><text:tab/>A1.6<text:tab/>O sistema emite relatório das compras selecionadas</text:p>
      <text:p text:style-name="P1"/>
      <text:p text:style-name="P1"><text:span text:style-name="T1">A2</text:span> – Fluxo alternativo – Emitir Relatório de Saída</text:p>
      <text:p text:style-name="P1"><text:tab/>A1.1<text:tab/>O gerente clica no botão emitir relatório</text:p>
      <text:p text:style-name="P1"><text:tab/>A1.2<text:tab/>O sistema apresenta uma tela de emissão de relatório</text:p>
      <text:p text:style-name="P1"><text:tab/>A1.3 <text:tab/>O gerente clica no botão relatório de saída</text:p>
      <text:p text:style-name="P1"><text:tab/>A1.4<text:tab/>O sistema apresenta tela das vendas registradas</text:p>
      <text:p text:style-name="P1"><text:tab/>A1.5 <text:tab/>O gerente seleciona as vendas desejadas e confirma</text:p>
      <text:p text:style-name="P1"><text:tab/>A1.6<text:tab/>O sistema emite relatório das vendas selecionadas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S05 : <text:s/>Manter Compra</text:p>
      <text:p text:style-name="P2"/>
      <text:p text:style-name="P1">Descrição Geral : O sistema permitirá o cadastro, alteração, exclusão ,pesquisa e consulta de compras.</text:p>
      <text:p text:style-name="P1"/>
      <text:p text:style-name="P1">Atores : Gerente de compras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compra deverá : ter sido cadastrado, alterado,excluído,pesquisado ou consultado.</text:p>
      <text:p text:style-name="P1"/>
      <text:p text:style-name="P1">Fluxo Básico : </text:p>
      <text:list xml:id="list61245039137873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Compras”</text:p>
        </text:list-item>
        <text:list-item>
          <text:p text:style-name="P8">O sistema exibe a tela de “Manter Compras”</text:p>
        </text:list-item>
        <text:list-item>
          <text:p text:style-name="P8">O administrador seleciona a opção desejada <text:span text:style-name="T2">[A1][A2][A3][A4]</text:span><text:span text:style-name="T4">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dastrar Compras</text:p>
      <text:p text:style-name="P1"><text:tab/>A1.1<text:tab/>O gerente clica no botão cadastrar.</text:p>
      <text:p text:style-name="P1"><text:tab/>A1.2<text:tab/>O sistema apresenta uma lista de produtos cadastrados.</text:p>
      <text:p text:style-name="P1"><text:tab/>A1.3 <text:tab/>O gerente seleciona os produtos comprados</text:p>
      <text:p text:style-name="P1"><text:tab/>A1.4<text:tab/>O gerente clica no botão salvar</text:p>
      <text:p text:style-name="P1"><text:tab/>A1.5<text:tab/>O sistema apresenta uma mensagem “Compra realizada com sucesso”</text:p>
      <text:p text:style-name="P1"/>
      <text:p text:style-name="P1"><text:span text:style-name="T1">A2</text:span> – Fluxo alternativo – <text:s/>Pesquisar Compras</text:p>
      <text:p text:style-name="P1"><text:tab/>A2.1<text:tab/>O gerente clica no botão pesquisar</text:p>
      <text:p text:style-name="P1"><text:tab/>A2.2<text:tab/>O sistema apresenta todas as compras cadastradas</text:p>
      <text:p text:style-name="P1"/>
      <text:p text:style-name="P1"><text:span text:style-name="T1">A3</text:span> – Fluxo alternativo – Consultar Compras</text:p>
      <text:p text:style-name="P1"><text:tab/>A3.1<text:tab/>O gerente executa o fluxo A2</text:p>
      <text:p text:style-name="P1"><text:tab/>A3.2<text:tab/>O gerente seleciona a compra desejada</text:p>
      <text:p text:style-name="P1"><text:tab/>A3.3<text:tab/>O sistema apresenta uma tela com informações da compra</text:p>
      <text:p text:style-name="P1"/>
      <text:p text:style-name="P1"><text:span text:style-name="T1">A4</text:span> – Fluxo alternativo – Excluir Compras</text:p>
      <text:p text:style-name="P1"><text:tab/>A4.1<text:tab/>O gerente executa o fluxo A2</text:p>
      <text:p text:style-name="P1"><text:tab/>A4.2<text:tab/>O gerente executa o fluxo A3</text:p>
      <text:p text:style-name="P5">A4.3<text:tab/>O gerente clica no botão excluir na tela apresentada</text:p>
      <text:p text:style-name="P5">A4.4<text:tab/>O sistema solicita confirmação da exclusão</text:p>
      <text:p text:style-name="P5">A4.5<text:tab/>O gerente clica no botão confirmar.</text:p>
      <text:p text:style-name="P5"/>
      <text:p text:style-name="P4"><text:span text:style-name="T1">A5</text:span> – Fluxo alternativo – Alterar Compras</text:p>
      <text:p text:style-name="P4"><text:tab/>A5.1<text:tab/>O gerente executa o fluxo A2</text:p>
      <text:p text:style-name="P4"><text:tab/>A5.2<text:tab/>O gerente executa o fluxo A3</text:p>
      <text:p text:style-name="P4"><text:tab/>A5.3<text:tab/>O gerente clica no botão alterar</text:p>
      <text:p text:style-name="P4"><text:tab/>A5.4<text:tab/>O sistema apresenta tela para alteração de dados de cadastro</text:p>
      <text:p text:style-name="P4"><text:soft-page-break/><text:tab/>A5.5<text:tab/>O gerente clica no botão salvar</text:p>
      <text:p text:style-name="P1"/>
      <text:p text:style-name="P1">Exceções : </text:p>
      <text:p text:style-name="P1"/>
      <text:p text:style-name="P1">E1 – O ator não encontra o produto comprado</text:p>
      <text:p text:style-name="P1"><text:tab/>E1.1 – O gerente deve executar o CSXX AXX para cadastrar o produto</text:p>
      <text:p text:style-name="P1"><text:tab/>E1.2 – O gerente retorna ao fluxo A1.</text:p>
      <text:p text:style-name="P1"/>
      <text:p text:style-name="P1">E2 – O ator alterou o valor da compra preenchendo valor negativo</text:p>
      <text:p text:style-name="P1"><text:tab/>E2.1 – O sistema apresenta mensagem de erro “Valor inválido”</text:p>
      <text:p text:style-name="P1"><text:tab/>E2.2 – O sistema aponta para o campo “Valor total” aguardando o preenchimento</text:p>
      <text:p text:style-name="P1"/>
      <text:p text:style-name="P3">CS06: <text:s/>Calcular Valor Compra</text:p>
      <text:p text:style-name="P2"/>
      <text:p text:style-name="P1">Descrição Geral : O sistema permitirá o calcular o valor total de uma compra</text:p>
      <text:p text:style-name="P1">Atores : Gerente de compras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valor total de compra deverá : ter sido calculado.</text:p>
      <text:p text:style-name="P1"/>
      <text:p text:style-name="P1">Fluxo Básico : </text:p>
      <text:list xml:id="list61245532011399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Compra”</text:p>
        </text:list-item>
        <text:list-item>
          <text:p text:style-name="P8">O sistema exibe a tela de “Manter Compra”</text:p>
        </text:list-item>
        <text:list-item>
          <text:p text:style-name="P8">O administrador seleciona a opção desejada <text:span text:style-name="T2">[A1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lcular Valor Compra</text:p>
      <text:p text:style-name="P1"><text:tab/><text:bookmark-start text:name="__DdeLink__777_575697699"/>A1.1<text:tab/>O gerente executa o CS05 fluxo A1.1 à A1.3</text:p>
      <text:p text:style-name="P1"><text:tab/>A1.2<text:tab/>O sistema calcula automaticamente o valor conforme os produtos <text:tab/>selecionados<text:bookmark-end text:name="__DdeLink__777_575697699"/></text:p>
      <text:p text:style-name="P1"><text:tab/><text:span text:style-name="T6">A1.3<text:tab/>O sistema apresenta o valor total no campo “Valor Total”</text:span></text:p>
      <text:p text:style-name="P1"/>
      <text:p text:style-name="P1"><text:bookmark-start text:name="__DdeLink__780_575697699"/><text:bookmark-start text:name="__DdeLink__791_575697699"/>Exceções : </text:p>
      <text:p text:style-name="P1"/>
      <text:p text:style-name="P1">E1 – O valor do produto esta negativo</text:p>
      <text:p text:style-name="P1"><text:tab/>E1.1 – O gerente executa o CSXX e fluxo AXX para alterar o produto</text:p>
      <text:p text:style-name="P1"><text:tab/>E1.2 – O gerente volta ao registro da compra confirmando o mesmo</text:p>
      <text:p text:style-name="P1"/>
      <text:p text:style-name="P1"><text:bookmark-end text:name="__DdeLink__780_575697699"/></text:p>
      <text:p text:style-name="P1"/>
      <text:p text:style-name="P1"/>
      <text:p text:style-name="P1"><text:bookmark-end text:name="__DdeLink__791_575697699"/></text:p>
      <text:p text:style-name="P1"/>
      <text:p text:style-name="P1"><text:soft-page-break/></text:p>
      <text:p text:style-name="P3"><text:bookmark-start text:name="__DdeLink__782_575697699"/>CS07: <text:s/>Calcular Peso</text:p>
      <text:p text:style-name="P2"/>
      <text:p text:style-name="P1">Descrição Geral : O sistema permitirá o calcular o peso total de compra/venda</text:p>
      <text:p text:style-name="P1">Atores : Gerente de compras e Vendedor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peso total <text:span text:style-name="T6">de compra/venda </text:span>deverá : ter sido calculado.</text:p>
      <text:p text:style-name="P1"/>
      <text:p text:style-name="P1">Fluxo Básico : </text:p>
      <text:list xml:id="list61245271297271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<text:bookmark-start text:name="__DdeLink__784_575697699"/>“Manter <text:span text:style-name="T7">Compra ou Manter Venda</text:span>”<text:bookmark-end text:name="__DdeLink__784_575697699"/></text:p>
        </text:list-item>
        <text:list-item>
          <text:p text:style-name="P10">O sistema exibe a tela de “Manter <text:span text:style-name="T7">Compra ou Manter Venda</text:span>”</text:p>
        </text:list-item>
        <text:list-item>
          <text:p text:style-name="P10">O administrador seleciona a opção desejada <text:span text:style-name="T2">[A1][A</text:span><text:span text:style-name="T3">2</text:span><text:span text:style-name="T2">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lcular Peso Total <text:s/>Compra</text:p>
      <text:p text:style-name="P1"><text:tab/>A1.1<text:tab/>O gerente executa o CS05 fluxo A1.<text:span text:style-name="T6">1 à A1.3</text:span></text:p>
      <text:p text:style-name="P1"><text:tab/>A1.2<text:tab/><text:span text:style-name="T6">O sistema calcula automaticamenteo valor do peso da compra</text:span></text:p>
      <text:p text:style-name="P1"><text:tab/>A1.3<text:tab/><text:span text:style-name="T6">O sistema apresenta o valor do peso no campo “Peso”</text:span></text:p>
      <text:p text:style-name="P1"/>
      <text:p text:style-name="P13"><text:span text:style-name="T1">A</text:span><text:span text:style-name="T5">2</text:span> – Fluxo alternativo – Calcular Peso Total <text:s/><text:span text:style-name="T6">Venda</text:span></text:p>
      <text:p text:style-name="P13"><text:tab/>A1.1<text:tab/>O gerente executa o CS<text:span text:style-name="T6">XX</text:span> fluxo A<text:span text:style-name="T6">XX à AXX</text:span></text:p>
      <text:p text:style-name="P13"><text:tab/>A1.2<text:tab/><text:span text:style-name="T6">O sistema calcula automaticamenteo valor do peso da compra</text:span></text:p>
      <text:p text:style-name="P13"><text:tab/>A1.3<text:tab/><text:span text:style-name="T6">O sistema apresenta o valor do peso no campo “Peso”</text:span></text:p>
      <text:p text:style-name="P17"/>
      <text:p text:style-name="P13"><text:bookmark-end text:name="__DdeLink__782_575697699"/></text:p>
      <text:p text:style-name="P18">CS0<text:span text:style-name="T7">8</text:span>: <text:s/><text:span text:style-name="T6">Atualizar Quantidade Produto</text:span></text:p>
      <text:p text:style-name="P21"/>
      <text:p text:style-name="P13">Descrição Geral : O sistema permitirá <text:span text:style-name="T6">controlar a quantidade de produto no estoque</text:span></text:p>
      <text:p text:style-name="P13">Atores : Gerente de compras e Vendedor</text:p>
      <text:p text:style-name="P13"/>
      <text:p text:style-name="P13">Pré-Condições : O ator deverá possuir login e senha de acesso autenticados pelo sistema <text:span text:style-name="T7">e produtos devem estar cadastrados no estoque.</text:span> </text:p>
      <text:p text:style-name="P13"/>
      <text:p text:style-name="P13">Pós-Condições : Após a execução desse caso de uso <text:span text:style-name="T7">a quantidade de produtos no estoque deve ser atualizada.</text:span></text:p>
      <text:p text:style-name="P13"/>
      <text:p text:style-name="P13">Fluxo Básico : </text:p>
      <text:list xml:id="list61245138927792" text:continue-numbering="true" text:style-name="WW8Num2">
        <text:list-item>
          <text:p text:style-name="P9">Gerente realiza login no sistema</text:p>
        </text:list-item>
        <text:list-item>
          <text:p text:style-name="P9">O sistema exibe a tela principal com as funcionalidades específicas do gerente</text:p>
        </text:list-item>
        <text:list-item>
          <text:p text:style-name="P10">O gerente clica no botão “Manter <text:span text:style-name="T7">Compra ou Manter Venda</text:span>”</text:p>
        </text:list-item>
        <text:list-item>
          <text:p text:style-name="P10">O sistema exibe a tela de “Manter <text:span text:style-name="T7">Compra ou Manter Venda</text:span>”</text:p>
        </text:list-item>
        <text:list-item>
          <text:p text:style-name="P9">O administrador seleciona a opção desejada <text:span text:style-name="T2">[A1]</text:span><text:span text:style-name="T4">[A2]</text:span></text:p>
        </text:list-item>
        <text:list-item>
          <text:p text:style-name="P9">O caso de uso é finalizado</text:p>
        </text:list-item>
      </text:list>
      <text:p text:style-name="P13"><text:soft-page-break/></text:p>
      <text:p text:style-name="P13">Fluxo alternativo</text:p>
      <text:p text:style-name="P13"/>
      <text:p text:style-name="P13"><text:span text:style-name="T1">A1</text:span> – Fluxo alternativo – <text:span text:style-name="T7">Atualizar produto em caso de venda</text:span></text:p>
      <text:p text:style-name="P13"><text:tab/>A1.1<text:tab/>O gerente executa o CS<text:span text:style-name="T7">XX fluxo AXX.</text:span></text:p>
      <text:p text:style-name="P13"><text:tab/>A1.2<text:tab/><text:span text:style-name="T6">O sistema atualiza automaticamente o estoque, diminuindo a quantidade <text:tab/><text:tab/>de produtos conforme a venda realizada.</text:span></text:p>
      <text:p text:style-name="P13"/>
      <text:p text:style-name="P13"><text:span text:style-name="T1">A</text:span><text:span text:style-name="T5">2</text:span> – Fluxo alternativo – <text:span text:style-name="T7">Atualizar produto em caso de compra</text:span></text:p>
      <text:p text:style-name="P13"><text:tab/>A1.1<text:tab/>O gerente executa o <text:span text:style-name="T7">CS05 fluxo A.1</text:span></text:p>
      <text:p text:style-name="P14"><text:tab/>A1.2<text:tab/><text:span text:style-name="T6">O sistema atualiza automaticamente o estoque, aumentando a quantidade <text:tab/><text:tab/>de produtos conforme a compra realizada.</text:span></text:p>
      <text:p text:style-name="P17"/>
      <text:p text:style-name="P14"><text:bookmark-start text:name="__DdeLink__780_5756976991"/>Exceções : </text:p>
      <text:p text:style-name="P14"/>
      <text:p text:style-name="P14">E1 – <text:span text:style-name="T7">Na venda/compra realizada não teve inclusão de produtos</text:span></text:p>
      <text:p text:style-name="P14"><text:tab/>E1.1 – O <text:span text:style-name="T7">sistema apresenta mensagem “Venda sem produtos!!!”</text:span></text:p>
      <text:p text:style-name="P14"><text:tab/>E1.2 – <text:span text:style-name="T7">O sistema retorna a página inicial</text:span></text:p>
      <text:p text:style-name="P14"/>
      <text:p text:style-name="P19">CS0<text:span text:style-name="T8">9</text:span>: <text:s/><text:span text:style-name="T7">Manter Venda</text:span></text:p>
      <text:p text:style-name="P22"/>
      <text:p text:style-name="P14">Descrição Geral : O sistema permitirá <text:span text:style-name="T7">cadastrar/consultar/excluir/pesquisar e alterar uma venda.</text:span></text:p>
      <text:p text:style-name="P14">Atores : Vendedor</text:p>
      <text:p text:style-name="P14"/>
      <text:p text:style-name="P14">Pré-Condições : O ator deverá possuir login e senha de acesso autenticados pelo sistema <text:span text:style-name="T7">e produtos devem estar cadastrados no estoque.</text:span> </text:p>
      <text:p text:style-name="P14"/>
      <text:p text:style-name="P14">Pós-Condições : Após a execução desse caso de uso <text:span text:style-name="T7">o sistema deve : cadastrar/consultar/excluir/pesquisar ou alterar uma venda.</text:span></text:p>
      <text:p text:style-name="P14"/>
      <text:p text:style-name="P14">Fluxo Básico : </text:p>
      <text:list xml:id="list61244369259255" text:continue-numbering="true" text:style-name="WW8Num2">
        <text:list-item>
          <text:p text:style-name="P10">Gerente realiza login no sistema</text:p>
        </text:list-item>
        <text:list-item>
          <text:p text:style-name="P10">O sistema exibe a tela principal com as funcionalidades específicas do gerente</text:p>
        </text:list-item>
        <text:list-item>
          <text:p text:style-name="P10">O <text:span text:style-name="T8">vendedor</text:span> clica no botão “<text:span text:style-name="T7">Manter Venda</text:span>”</text:p>
        </text:list-item>
        <text:list-item>
          <text:p text:style-name="P10">O sistema exibe a tela de “<text:span text:style-name="T7">Manter Venda</text:span>”</text:p>
        </text:list-item>
        <text:list-item>
          <text:p text:style-name="P12">O <text:span text:style-name="T8">vendedor</text:span> seleciona a opção desejada <text:span text:style-name="T2">[A1][A</text:span><text:span text:style-name="T4">2</text:span><text:span text:style-name="T2">][A</text:span><text:span text:style-name="T4">3</text:span><text:span text:style-name="T2">][A</text:span><text:span text:style-name="T4">4</text:span><text:span text:style-name="T2">][A</text:span><text:span text:style-name="T4">5</text:span><text:span text:style-name="T2">]</text:span></text:p>
        </text:list-item>
        <text:list-item>
          <text:p text:style-name="P10">O caso de uso é finalizado</text:p>
        </text:list-item>
      </text:list>
      <text:p text:style-name="P14"/>
      <text:p text:style-name="P15">Fluxo alternativo</text:p>
      <text:p text:style-name="P15"/>
      <text:p text:style-name="P15"><text:span text:style-name="T1">A1</text:span> – Fluxo alternativo – Cadastrar <text:span text:style-name="T8">Venda</text:span></text:p>
      <text:p text:style-name="P15"><text:tab/>A1.1<text:tab/>O <text:span text:style-name="T8">vendedor</text:span> clica no botão cadastrar.</text:p>
      <text:p text:style-name="P15"><text:tab/>A1.2<text:tab/>O sistema apresenta uma lista de produtos cadastrados.</text:p>
      <text:p text:style-name="P15"><text:tab/>A1.3 <text:tab/>O <text:span text:style-name="T8">vendedor</text:span> seleciona os produtos <text:span text:style-name="T8">à serevem vendidos</text:span></text:p>
      <text:p text:style-name="P15"><text:tab/>A1.4<text:tab/>O <text:span text:style-name="T8">vendedor</text:span> clica no botão salvar</text:p>
      <text:p text:style-name="P15"><text:tab/>A1.5<text:tab/>O sistema apresenta uma mensagem “Compra realizada com sucesso”</text:p>
      <text:p text:style-name="P15"/>
      <text:p text:style-name="P15"><text:span text:style-name="T1">A2</text:span> – Fluxo alternativo – <text:s/>Pesquisar <text:span text:style-name="T8">Venda</text:span></text:p>
      <text:p text:style-name="P15"><text:tab/>A2.1<text:tab/>O <text:span text:style-name="T8">vendedor</text:span> clica no botão pesquisar</text:p>
      <text:p text:style-name="P15"><text:soft-page-break/><text:tab/>A2.2<text:tab/>O sistema apresenta todas as compras cadastradas</text:p>
      <text:p text:style-name="P15"/>
      <text:p text:style-name="P15"><text:span text:style-name="T1">A3</text:span> – Fluxo alternativo – Consultar <text:span text:style-name="T8">Venda</text:span></text:p>
      <text:p text:style-name="P15"><text:tab/>A3.1<text:tab/>O <text:span text:style-name="T8">vendedor</text:span> executa o fluxo A2</text:p>
      <text:p text:style-name="P15"><text:tab/>A3.2<text:tab/>O <text:span text:style-name="T8">vendedor</text:span> seleciona a <text:span text:style-name="T8">venda</text:span> desejada</text:p>
      <text:p text:style-name="P15"><text:tab/>A3.3<text:tab/>O sistema apresenta uma tela com informações da <text:span text:style-name="T8">venda</text:span></text:p>
      <text:p text:style-name="P15"/>
      <text:p text:style-name="P15"><text:span text:style-name="T1">A4</text:span> – Fluxo alternativo – Excluir <text:span text:style-name="T8">Venda</text:span></text:p>
      <text:p text:style-name="P15"><text:tab/>A4.1<text:tab/>O <text:span text:style-name="T8">vendedor</text:span> executa o fluxo A2</text:p>
      <text:p text:style-name="P15"><text:tab/>A4.2<text:tab/>O <text:span text:style-name="T8">vendedor</text:span> executa o fluxo A3</text:p>
      <text:p text:style-name="P26">A4.3<text:tab/>O <text:span text:style-name="T8">vendedor</text:span> clica no botão excluir na tela apresentada</text:p>
      <text:p text:style-name="P26">A4.4<text:tab/>O sistema solicita confirmação da exclusão</text:p>
      <text:p text:style-name="P26">A4.5<text:tab/>O <text:span text:style-name="T8">vendedor</text:span> clica no botão confirmar.</text:p>
      <text:p text:style-name="P26"/>
      <text:p text:style-name="P27"><text:span text:style-name="T1">A5</text:span> – Fluxo alternativo – Alterar <text:span text:style-name="T8">Venda</text:span></text:p>
      <text:p text:style-name="P27"><text:tab/>A5.1<text:tab/>O <text:span text:style-name="T8">vendedor</text:span> executa o fluxo A2</text:p>
      <text:p text:style-name="P27"><text:tab/>A5.2<text:tab/>O <text:span text:style-name="T8">vendedor</text:span> executa o fluxo A3</text:p>
      <text:p text:style-name="P27"><text:tab/>A5.3<text:tab/>O <text:span text:style-name="T8">vendedor</text:span> clica no botão alterar</text:p>
      <text:p text:style-name="P27"><text:tab/>A5.4<text:tab/>O sistema apresenta tela para alteração de dados de cadastro</text:p>
      <text:p text:style-name="P27"><text:tab/>A5.5<text:tab/>O <text:span text:style-name="T8">vendedor</text:span> clica no botão salvar</text:p>
      <text:p text:style-name="P15"/>
      <text:p text:style-name="P15">Exceções : </text:p>
      <text:p text:style-name="P15"/>
      <text:p text:style-name="P15">E1 – O ator não encontra o produto <text:span text:style-name="T8">vendido</text:span></text:p>
      <text:p text:style-name="P15"><text:tab/>E1.1 – O <text:span text:style-name="T8">vendedor</text:span> deve executar o CSXX AXX para cadastrar o produto</text:p>
      <text:p text:style-name="P15"><text:tab/>E1.2 – O <text:span text:style-name="T8">vendedor</text:span> retorna ao fluxo A1</text:p>
      <text:p text:style-name="P15"/>
      <text:p text:style-name="P24">E2 - <text:s/>O ator não consegue logar no sistema</text:p>
      <text:p text:style-name="P24"><text:tab/>E1.1 – O vendedor deve executar o CS03 A5 para cadastrar o alterar o <text:tab/>funcionário</text:p>
      <text:p text:style-name="P24"><text:tab/>E1.2 – O vendedor retorna ao fluxo A1.</text:p>
      <text:p text:style-name="P14"/>
      <text:p text:style-name="P14"><text:bookmark-end text:name="__DdeLink__780_5756976991"/></text:p>
      <text:p text:style-name="P20">CS0<text:span text:style-name="T8">9</text:span>: <text:s/><text:span text:style-name="T7">Manter Loja</text:span></text:p>
      <text:p text:style-name="P23"/>
      <text:p text:style-name="P15">Descrição Geral : O sistema permitirá <text:span text:style-name="T7">cadastrar/consultar/excluir/pesquisar e alterar uma loja.</text:span></text:p>
      <text:p text:style-name="P15">Atores : Vendedor</text:p>
      <text:p text:style-name="P15"/>
      <text:p text:style-name="P15">Pré-Condições : O ator deverá possuir login e senha de acesso autenticados pelo sistema</text:p>
      <text:p text:style-name="P15"/>
      <text:p text:style-name="P15">Pós-Condições : Após a execução desse caso de uso <text:span text:style-name="T7">o sistema deve : cadastrar/consultar/excluir/pesquisar ou alterar uma loja.</text:span></text:p>
      <text:p text:style-name="P15"/>
      <text:p text:style-name="P15">Fluxo Básico : </text:p>
      <text:list xml:id="list61245356388197" text:continue-numbering="true" text:style-name="WW8Num2">
        <text:list-item>
          <text:p text:style-name="P11">Gerente realiza login no sistema</text:p>
        </text:list-item>
        <text:list-item>
          <text:p text:style-name="P11">O sistema exibe a tela principal com as funcionalidades específicas do gerente</text:p>
        </text:list-item>
        <text:list-item>
          <text:p text:style-name="P11">O <text:span text:style-name="T8">vendedor</text:span> clica no botão “<text:span text:style-name="T7">Manter Loja</text:span>”</text:p>
        </text:list-item>
        <text:list-item>
          <text:p text:style-name="P11">O sistema exibe a tela de “<text:span text:style-name="T7">Manter Loja</text:span>”</text:p>
        </text:list-item>
        <text:list-item>
          <text:p text:style-name="P12">O <text:span text:style-name="T8">vendedor</text:span> seleciona a opção desejada <text:bookmark-start text:name="__DdeLink__802_575697699"/><text:span text:style-name="T2">[A1][A</text:span><text:span text:style-name="T4">2</text:span><text:span text:style-name="T2">][A</text:span><text:span text:style-name="T4">3</text:span><text:span text:style-name="T2">][A</text:span><text:span text:style-name="T4">4</text:span><text:span text:style-name="T2">][A</text:span><text:span text:style-name="T4">5</text:span><text:span text:style-name="T2">]</text:span><text:bookmark-end text:name="__DdeLink__802_575697699"/></text:p>
        </text:list-item>
        <text:list-item>
          <text:p text:style-name="P11"><text:soft-page-break/>O caso de uso é finalizado</text:p>
        </text:list-item>
      </text:list>
      <text:p text:style-name="P15"/>
      <text:p text:style-name="P15">Fluxo alternativo</text:p>
      <text:p text:style-name="P15"/>
      <text:p text:style-name="P15"><text:span text:style-name="T1">A1</text:span> – Fluxo alternativo – Cadastrar <text:span text:style-name="T9">Loja</text:span></text:p>
      <text:p text:style-name="P15"><text:tab/>A1.1<text:tab/>O <text:span text:style-name="T8">vendedor</text:span> clica no botão cadastrar.</text:p>
      <text:p text:style-name="P15"><text:tab/>A1.2<text:tab/>O sistema apresenta formulário para preenchimento de dados.</text:p>
      <text:p text:style-name="P15"><text:tab/>A1.3 <text:tab/>O <text:span text:style-name="T8">vendedor</text:span> preenche e clica no botão salvar</text:p>
      <text:p text:style-name="P15"><text:tab/>A1.4<text:tab/>O sistema analisa as informações inseridas no formulário.</text:p>
      <text:p text:style-name="P26"><text:tab/><text:tab/><text:tab/>- Se as informações são consistentes, o sistema efetua o cadastro </text:p>
      <text:p text:style-name="P15"><text:tab/><text:tab/><text:tab/>- Se as informações não são consistentes, o sistema informa o <text:tab/><text:tab/><text:tab/>motivo da inconsistência, o sistema apresenta uma tela de erro, <text:tab/><text:tab/><text:tab/>apontando o erro.</text:p>
      <text:p text:style-name="P15"/>
      <text:p text:style-name="P15"><text:span text:style-name="T1">A2</text:span> – Fluxo alternativo – <text:s/>Pesquisar <text:span text:style-name="T8">Loja</text:span></text:p>
      <text:p text:style-name="P15"><text:tab/>A2.1<text:tab/>O <text:span text:style-name="T8">vendedor</text:span> clica no botão pesquisar</text:p>
      <text:p text:style-name="P15"><text:tab/>A2.2<text:tab/>O sistema apresenta todas as <text:span text:style-name="T8">lojas</text:span> cadastradas</text:p>
      <text:p text:style-name="P15"/>
      <text:p text:style-name="P15"><text:span text:style-name="T1">A3</text:span> – Fluxo alternativo – Consultar <text:span text:style-name="T9">Loja</text:span></text:p>
      <text:p text:style-name="P15"><text:tab/>A3.1<text:tab/>O <text:span text:style-name="T8">vendedor</text:span> executa o fluxo A2</text:p>
      <text:p text:style-name="P15"><text:tab/>A3.2<text:tab/>O <text:span text:style-name="T8">vendedor</text:span> seleciona a <text:span text:style-name="T8">venda</text:span> desejada</text:p>
      <text:p text:style-name="P15"><text:tab/>A3.3<text:tab/>O sistema apresenta uma tela com informações da <text:span text:style-name="T9">loja</text:span></text:p>
      <text:p text:style-name="P15"/>
      <text:p text:style-name="P15"><text:span text:style-name="T1">A4</text:span> – Fluxo alternativo – Excluir <text:span text:style-name="T9">Loja</text:span></text:p>
      <text:p text:style-name="P15"><text:tab/>A4.1<text:tab/>O <text:span text:style-name="T8">vendedor</text:span> executa o fluxo A2</text:p>
      <text:p text:style-name="P15"><text:tab/>A4.2<text:tab/>O <text:span text:style-name="T8">vendedor</text:span> executa o fluxo A3</text:p>
      <text:p text:style-name="P26">A4.3<text:tab/>O <text:span text:style-name="T8">vendedor</text:span> clica no botão excluir na tela apresentada</text:p>
      <text:p text:style-name="P26">A4.4<text:tab/>O sistema solicita confirmação da exclusão</text:p>
      <text:p text:style-name="P26">A4.5<text:tab/>O <text:span text:style-name="T8">vendedor</text:span> clica no botão confirmar.</text:p>
      <text:p text:style-name="P26"/>
      <text:p text:style-name="P27"><text:span text:style-name="T1">A5</text:span> – Fluxo alternativo – Alterar <text:span text:style-name="T9">Loja</text:span></text:p>
      <text:p text:style-name="P27"><text:tab/>A5.1<text:tab/>O <text:span text:style-name="T8">vendedor</text:span> executa o fluxo A2</text:p>
      <text:p text:style-name="P27"><text:tab/>A5.2<text:tab/>O <text:span text:style-name="T8">vendedor</text:span> executa o fluxo A3</text:p>
      <text:p text:style-name="P27"><text:tab/>A5.3<text:tab/>O <text:span text:style-name="T8">vendedor</text:span> clica no botão alterar</text:p>
      <text:p text:style-name="P27"><text:tab/>A5.4<text:tab/>O sistema apresenta tela para alteração de dados de cadastro</text:p>
      <text:p text:style-name="P27"><text:tab/>A5.5<text:tab/>O <text:span text:style-name="T8">vendedor</text:span> clica no botão salvar</text:p>
      <text:p text:style-name="P15"/>
      <text:p text:style-name="P15">Exceções : </text:p>
      <text:p text:style-name="P15"/>
      <text:p text:style-name="P15">E1 – O ator não encontra <text:span text:style-name="T9">a loja cadastrada</text:span></text:p>
      <text:p text:style-name="P15"><text:tab/>E1.1 – O <text:span text:style-name="T8">vendedor</text:span> deve executar o <text:span text:style-name="T9">fluxo A1</text:span></text:p>
      <text:p text:style-name="P15"><text:tab/>E1.2 – <text:span text:style-name="T9">O vendedor retorna ao fluxo A2</text:span></text:p>
      <text:p text:style-name="P15"/>
      <text:p text:style-name="P16">E2 – O ator preencheu o CNPJ erroneamente</text:p>
      <text:p text:style-name="P16"><text:tab/>E2.1 – O sistema apresenta mensagem de erro “CPNJ inválido”</text:p>
      <text:p text:style-name="P25"><text:tab/>E2.2 – O sistema aponta para o campo CPNJ aguardando o preenchimento</text:p>
      <text:p text:style-name="P15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7-13T06:12:43.394166614</dc:date>
    <meta:editing-cycles>88</meta:editing-cycles>
    <meta:editing-duration>PT3H33M17S</meta:editing-duration>
    <meta:generator>LibreOffice/5.1.4.2$Linux_X86_64 LibreOffice_project/10m0$Build-2</meta:generator>
    <meta:document-statistic meta:table-count="0" meta:image-count="0" meta:object-count="0" meta:page-count="11" meta:paragraph-count="371" meta:word-count="3061" meta:character-count="18882" meta:non-whitespace-character-count="15866"/>
    <meta:user-defined meta:name="Informações 1"/>
    <meta:user-defined meta:name="Informações 2"/>
    <meta:user-defined meta:name="Informações 3"/>
    <meta:user-defined meta:name="Informações 4"/>
  </office:meta>
</office:document-meta>
</file>